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mm_sz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0.001896" calcext:value-type="float">
            <text:p>0.001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0.001624" calcext:value-type="float">
            <text:p>0.001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1645" calcext:value-type="float">
            <text:p>0.0016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0118" calcext:value-type="float">
            <text:p>0.10118</text:p>
          </table:table-cell>
          <table:table-cell office:value-type="float" office:value="0.171134" calcext:value-type="float">
            <text:p>0.171134</text:p>
          </table:table-cell>
          <table:table-cell office:value-type="float" office:value="0.177031" calcext:value-type="float">
            <text:p>0.177031</text:p>
          </table:table-cell>
          <table:table-cell office:value-type="float" office:value="0.172412" calcext:value-type="float">
            <text:p>0.172412</text:p>
          </table:table-cell>
          <table:table-cell office:value-type="float" office:value="0.135987" calcext:value-type="float">
            <text:p>0.1359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1294" calcext:value-type="float">
            <text:p>0.301294</text:p>
          </table:table-cell>
          <table:table-cell office:value-type="float" office:value="0.365405" calcext:value-type="float">
            <text:p>0.365405</text:p>
          </table:table-cell>
          <table:table-cell office:value-type="float" office:value="0.318254" calcext:value-type="float">
            <text:p>0.318254</text:p>
          </table:table-cell>
          <table:table-cell office:value-type="float" office:value="0.334267" calcext:value-type="float">
            <text:p>0.334267</text:p>
          </table:table-cell>
          <table:table-cell office:value-type="float" office:value="0.326748" calcext:value-type="float">
            <text:p>0.32674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mm_sz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/[.B2]" office:value-type="float" office:value="1" calcext:value-type="float">
            <text:p>1</text:p>
          </table:table-cell>
          <table:table-cell table:formula="of:=[.C$2]/[.C2]" office:value-type="float" office:value="1" calcext:value-type="float">
            <text:p>1</text:p>
          </table:table-cell>
          <table:table-cell table:formula="of:=[.D$2]/[.D2]" office:value-type="float" office:value="1" calcext:value-type="float">
            <text:p>1</text:p>
          </table:table-cell>
          <table:table-cell table:formula="of:=[.E$2]/[.E2]" office:value-type="float" office:value="1" calcext:value-type="float">
            <text:p>1</text:p>
          </table:table-cell>
          <table:table-cell table:formula="of:=[.F$2]/[.F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/[.B3]" office:value-type="float" office:value="0.966666666666667" calcext:value-type="float">
            <text:p>0.9666666667</text:p>
          </table:table-cell>
          <table:table-cell table:formula="of:=[.C$2]/[.C3]" office:value-type="float" office:value="0.778947368421053" calcext:value-type="float">
            <text:p>0.7789473684</text:p>
          </table:table-cell>
          <table:table-cell table:formula="of:=[.D$2]/[.D3]" office:value-type="float" office:value="0.547413793103448" calcext:value-type="float">
            <text:p>0.5474137931</text:p>
          </table:table-cell>
          <table:table-cell table:formula="of:=[.E$2]/[.E3]" office:value-type="float" office:value="0.797145769622834" calcext:value-type="float">
            <text:p>0.7971457696</text:p>
          </table:table-cell>
          <table:table-cell table:formula="of:=[.F$2]/[.F3]" office:value-type="float" office:value="1.16748768472906" calcext:value-type="float">
            <text:p>1.1674876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/[.B4]" office:value-type="float" office:value="0.481327800829876" calcext:value-type="float">
            <text:p>0.4813278008</text:p>
          </table:table-cell>
          <table:table-cell table:formula="of:=[.C$2]/[.C4]" office:value-type="float" office:value="0.475374732334047" calcext:value-type="float">
            <text:p>0.4753747323</text:p>
          </table:table-cell>
          <table:table-cell table:formula="of:=[.D$2]/[.D4]" office:value-type="float" office:value="0.532867132867133" calcext:value-type="float">
            <text:p>0.5328671329</text:p>
          </table:table-cell>
          <table:table-cell table:formula="of:=[.E$2]/[.E4]" office:value-type="float" office:value="0.898850574712644" calcext:value-type="float">
            <text:p>0.8988505747</text:p>
          </table:table-cell>
          <table:table-cell table:formula="of:=[.F$2]/[.F4]" office:value-type="float" office:value="1.15258358662614" calcext:value-type="float">
            <text:p>1.15258358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/[.B5]" office:value-type="float" office:value="0.00114647163471042" calcext:value-type="float">
            <text:p>0.0011464716</text:p>
          </table:table-cell>
          <table:table-cell table:formula="of:=[.C$2]/[.C5]" office:value-type="float" office:value="0.00129722907195531" calcext:value-type="float">
            <text:p>0.0012972291</text:p>
          </table:table-cell>
          <table:table-cell table:formula="of:=[.D$2]/[.D5]" office:value-type="float" office:value="0.0021521654399512" calcext:value-type="float">
            <text:p>0.0021521654</text:p>
          </table:table-cell>
          <table:table-cell table:formula="of:=[.E$2]/[.E5]" office:value-type="float" office:value="0.00453564717073058" calcext:value-type="float">
            <text:p>0.0045356472</text:p>
          </table:table-cell>
          <table:table-cell table:formula="of:=[.F$2]/[.F5]" office:value-type="float" office:value="0.0139425092104392" calcext:value-type="float">
            <text:p>0.01394250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2]/[.B6]" office:value-type="float" office:value="0.000385006007421323" calcext:value-type="float">
            <text:p>0.000385006</text:p>
          </table:table-cell>
          <table:table-cell table:formula="of:=[.C$2]/[.C6]" office:value-type="float" office:value="0.000607545052749689" calcext:value-type="float">
            <text:p>0.0006075451</text:p>
          </table:table-cell>
          <table:table-cell table:formula="of:=[.D$2]/[.D6]" office:value-type="float" office:value="0.00119715698781476" calcext:value-type="float">
            <text:p>0.001197157</text:p>
          </table:table-cell>
          <table:table-cell table:formula="of:=[.E$2]/[.E6]" office:value-type="float" office:value="0.00233944720836936" calcext:value-type="float">
            <text:p>0.0023394472</text:p>
          </table:table-cell>
          <table:table-cell table:formula="of:=[.F$2]/[.F6]" office:value-type="float" office:value="0.0058026368944875" calcext:value-type="float">
            <text:p>0.005802636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mm_sz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]/[.$A10]" office:value-type="float" office:value="1" calcext:value-type="float">
            <text:p>1</text:p>
          </table:table-cell>
          <table:table-cell table:formula="of:=[.C10]/[.$A10]" office:value-type="float" office:value="1" calcext:value-type="float">
            <text:p>1</text:p>
          </table:table-cell>
          <table:table-cell table:formula="of:=[.D10]/[.$A10]" office:value-type="float" office:value="1" calcext:value-type="float">
            <text:p>1</text:p>
          </table:table-cell>
          <table:table-cell table:formula="of:=[.E10]/[.$A10]" office:value-type="float" office:value="1" calcext:value-type="float">
            <text:p>1</text:p>
          </table:table-cell>
          <table:table-cell table:formula="of:=[.F10]/[.$A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1]/[.$A11]" office:value-type="float" office:value="0.483333333333333" calcext:value-type="float">
            <text:p>0.4833333333</text:p>
          </table:table-cell>
          <table:table-cell table:formula="of:=[.C11]/[.$A11]" office:value-type="float" office:value="0.389473684210526" calcext:value-type="float">
            <text:p>0.3894736842</text:p>
          </table:table-cell>
          <table:table-cell table:formula="of:=[.D11]/[.$A11]" office:value-type="float" office:value="0.273706896551724" calcext:value-type="float">
            <text:p>0.2737068966</text:p>
          </table:table-cell>
          <table:table-cell table:formula="of:=[.E11]/[.$A11]" office:value-type="float" office:value="0.398572884811417" calcext:value-type="float">
            <text:p>0.3985728848</text:p>
          </table:table-cell>
          <table:table-cell table:formula="of:=[.F11]/[.$A11]" office:value-type="float" office:value="0.583743842364532" calcext:value-type="float">
            <text:p>0.5837438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]/[.$A12]" office:value-type="float" office:value="0.120331950207469" calcext:value-type="float">
            <text:p>0.1203319502</text:p>
          </table:table-cell>
          <table:table-cell table:formula="of:=[.C12]/[.$A12]" office:value-type="float" office:value="0.118843683083512" calcext:value-type="float">
            <text:p>0.1188436831</text:p>
          </table:table-cell>
          <table:table-cell table:formula="of:=[.D12]/[.$A12]" office:value-type="float" office:value="0.133216783216783" calcext:value-type="float">
            <text:p>0.1332167832</text:p>
          </table:table-cell>
          <table:table-cell table:formula="of:=[.E12]/[.$A12]" office:value-type="float" office:value="0.224712643678161" calcext:value-type="float">
            <text:p>0.2247126437</text:p>
          </table:table-cell>
          <table:table-cell table:style-name="ce1" table:formula="of:=[.F12]/[.$A12]" office:value-type="float" office:value="0.288145896656535" calcext:value-type="float">
            <text:p>0.28814589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3]/[.$A13]" office:value-type="float" office:value="0.000143308954338802" calcext:value-type="float">
            <text:p>0.000143309</text:p>
          </table:table-cell>
          <table:table-cell table:formula="of:=[.C13]/[.$A13]" office:value-type="float" office:value="0.000162153633994414" calcext:value-type="float">
            <text:p>0.0001621536</text:p>
          </table:table-cell>
          <table:table-cell table:formula="of:=[.D13]/[.$A13]" office:value-type="float" office:value="0.000269020679993899" calcext:value-type="float">
            <text:p>0.0002690207</text:p>
          </table:table-cell>
          <table:table-cell table:formula="of:=[.E13]/[.$A13]" office:value-type="float" office:value="0.000566955896341322" calcext:value-type="float">
            <text:p>0.0005669559</text:p>
          </table:table-cell>
          <table:table-cell table:formula="of:=[.F13]/[.$A13]" office:value-type="float" office:value="0.0017428136513049" calcext:value-type="float">
            <text:p>0.0017428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4]/[.$A14]" office:value-type="float" office:value="0.0000240628754638327" calcext:value-type="float">
            <text:p>2.40628754638327E-05</text:p>
          </table:table-cell>
          <table:table-cell table:formula="of:=[.C14]/[.$A14]" office:value-type="float" office:value="0.0000379715657968555" calcext:value-type="float">
            <text:p>3.79715657968555E-05</text:p>
          </table:table-cell>
          <table:table-cell table:formula="of:=[.D14]/[.$A14]" office:value-type="float" office:value="0.0000748223117384228" calcext:value-type="float">
            <text:p>7.48223117384228E-05</text:p>
          </table:table-cell>
          <table:table-cell table:formula="of:=[.E14]/[.$A14]" office:value-type="float" office:value="0.000146215450523085" calcext:value-type="float">
            <text:p>0.0001462155</text:p>
          </table:table-cell>
          <table:table-cell table:formula="of:=[.F14]/[.$A14]" office:value-type="float" office:value="0.000362664805905468" calcext:value-type="float">
            <text:p>0.0003626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01:05:47.144088023</meta:creation-date>
    <dc:date>2017-04-20T02:03:22.720447169</dc:date>
    <meta:editing-duration>PT37M14S</meta:editing-duration>
    <meta:editing-cycles>2</meta:editing-cycles>
    <meta:generator>LibreOffice/5.1.6.2$Linux_X86_64 LibreOffice_project/10m0$Build-2</meta:generator>
    <meta:document-statistic meta:table-count="1" meta:cell-count="108" meta:object-count="0"/>
  </office:meta>
</office:document-meta>
</file>